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7000001F71653A9D13452C477.png" manifest:media-type="image/png"/>
  <manifest:file-entry manifest:full-path="Pictures/10000001000002FA000003FE3A36753B96D2FADB.png" manifest:media-type="image/png"/>
  <manifest:file-entry manifest:full-path="Pictures/10000001000002650000024268DF377B028880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0pt" fo:font-style="italic" fo:font-weight="bold" officeooo:rsid="000ee24f" officeooo:paragraph-rsid="000ee24f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3pt" fo:font-style="italic" fo:font-weight="bold" officeooo:rsid="000ee24f" officeooo:paragraph-rsid="000ee24f" style:font-size-asian="11.3500003814697pt" style:font-style-asian="italic" style:font-weight-asian="bold" style:font-size-complex="13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2" draw:name="Imagen1" text:anchor-type="char" svg:x="2.293cm" svg:y="3.041cm" svg:width="12.79cm" svg:height="17.152cm" draw:z-index="0"><draw:image xlink:href="Pictures/10000001000002FA000003FE3A36753B96D2FADB.png" xlink:type="simple" xlink:show="embed" xlink:actuate="onLoad" draw:mime-type="image/png"/></draw:frame>PRACTICA 1</text:p>
      <text:p text:style-name="P2"/>
      <text:p text:style-name="P2">EJERCICIO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2</text:p>
      <text:p text:style-name="P2"><draw:frame draw:style-name="fr1" draw:name="Imagen2" text:anchor-type="char" svg:width="15.259cm" svg:height="10.793cm" draw:z-index="1"><draw:image xlink:href="Pictures/10000001000002C7000001F71653A9D13452C477.png" xlink:type="simple" xlink:show="embed" xlink:actuate="onLoad" draw:mime-type="image/png"/></draw:frame></text:p>
      <text:p text:style-name="P2">EJERCICIO 3</text:p>
      <text:p text:style-name="P2"/>
      <text:p text:style-name="P2"><draw:frame draw:style-name="fr1" draw:name="Imagen3" text:anchor-type="char" svg:width="12.859cm" svg:height="12.125cm" draw:z-index="2"><draw:image xlink:href="Pictures/10000001000002650000024268DF377B028880C6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7T20:36:06.318000000</dc:date>
    <meta:editing-duration>PT2M39S</meta:editing-duration>
    <meta:editing-cycles>1</meta:editing-cycles>
    <meta:document-statistic meta:table-count="0" meta:image-count="3" meta:object-count="0" meta:page-count="2" meta:paragraph-count="4" meta:word-count="8" meta:character-count="43" meta:non-whitespace-character-count="39"/>
    <meta:generator>LibreOffice/7.3.5.2$Windows_X86_64 LibreOffice_project/184fe81b8c8c30d8b5082578aee2fed2ea847c01</meta:generator>
  </office:meta>
</office:document-meta>
</file>